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" style:parent-style-name="Normal" style:family="paragraph">
      <style:paragraph-properties fo:text-align="justify" style:writing-mode="rl-tb" fo:margin-top="0.0833in" fo:margin-bottom="0in" fo:line-height="100%"/>
    </style:style>
    <style:style style:name="T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6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7" style:parent-style-name="Normal" style:family="paragraph">
      <style:paragraph-properties fo:text-align="justify" style:writing-mode="rl-tb" fo:margin-top="0.0833in" fo:margin-bottom="0in" fo:line-height="100%"/>
    </style:style>
    <style:style style:name="T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1" style:parent-style-name="Normal" style:family="paragraph">
      <style:paragraph-properties fo:text-align="justify" style:writing-mode="rl-tb" fo:margin-top="0.0833in" fo:margin-bottom="0in" fo:line-height="100%"/>
    </style:style>
    <style:style style:name="T1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15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53" style:parent-style-name="Normal" style:family="paragraph">
      <style:paragraph-properties fo:text-align="justify" style:writing-mode="rl-tb" fo:margin-top="0.0833in" fo:margin-bottom="0in" fo:line-height="100%"/>
    </style:style>
    <style:style style:name="T1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" style:family="section">
      <style:section-properties fo:margin-left="0in" fo:margin-right="0in" style:writing-mode="lr-tb"/>
    </style:style>
    <style:style style:name="P16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70" style:parent-style-name="Normal" style:family="paragraph">
      <style:paragraph-properties fo:text-align="justify" style:writing-mode="rl-tb" fo:margin-top="0.0833in" fo:margin-bottom="0in" fo:line-height="100%"/>
    </style:style>
    <style:style style:name="T1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" style:parent-style-name="DefaultParagraphFont" style:family="text">
      <style:text-properties style:font-name="Ezra SIL" style:font-name-complex="Ezra SIL" fo:font-size="14pt" style:font-size-asian="14pt" style:font-size-complex="14pt"/>
    </style:style>
  </office:automatic-styles>
  <office:body>
    <office:text text:use-soft-page-breaks="true">
      <text:p text:style-name="P1"><text:span text:style-name="T2">Joel 1</text:span>‬‬</text:p>
      <text:p text:style-name="P3"><text:span text:style-name="T4">1</text:span><text:span text:style-name="T5"> דְּבַר־יְהוָה֙ אֲשֶׁ֣ר הָיָ֔ה אֶל־יוֹאֵ֖ל בֶּן־פְּתוּאֵֽל׃<text:s/></text:span><text:span text:style-name="T6">‬</text:span>‬‬<text:span text:style-name="T7">2</text:span><text:span text:style-name="T8"> שִׁמְעוּ־זֹאת֙ הַזְּקֵנִ֔ים וְהַֽאֲזִ֔ינוּ כֹּ֖ל יוֹשְׁבֵ֣י הָאָ֑רֶץ הֶהָ֤יְתָה זֹּאת֙ בִּֽימֵיכֶ֔ם וְאִ֖ם בִּימֵ֥י אֲבֹֽתֵיכֶֽם׃<text:s/></text:span><text:span text:style-name="T9">‬</text:span>‬<text:span text:style-name="T10">3</text:span><text:span text:style-name="T11"> עָלֶ֖יהָ לִבְנֵיכֶ֣ם סַפֵּ֑רוּ וּבְנֵיכֶם֙ לִבְנֵיהֶ֔ם וּבְנֵיהֶ֖ם לְד֥וֹר אַחֵֽר׃<text:s/></text:span><text:span text:style-name="T12">‬</text:span>‬<text:span text:style-name="T13">4</text:span><text:span text:style-name="T14"> יֶ֤תֶר הַגָּזָם֙ אָכַ֣ל הָֽאַרְבֶּ֔ה וְיֶ֥תֶר הָאַרְבֶּ֖ה אָכַ֣ל הַיָּ֑לֶק וְיֶ֣תֶר הַיֶּ֔לֶק אָכַ֖ל הֶחָסִֽיל׃<text:s/></text:span><text:span text:style-name="T15">‬</text:span>‬<text:span text:style-name="T16">5</text:span><text:span text:style-name="T17"> הָקִ֤יצוּ שִׁכּוֹרִים֙ וּבְכ֔וּ וְהֵילִ֖לוּ כָּל־שֹׁ֣תֵי יָ֑יִן עַל־עָסִ֕יס כִּ֥י נִכְרַ֖ת מִפִּיכֶֽם׃<text:s/></text:span><text:span text:style-name="T18">‬</text:span>‬<text:span text:style-name="T19">6</text:span><text:span text:style-name="T20"> כִּֽי־גוֹי֙ עָלָ֣ה עַל־אַרְצִ֔י עָצ֖וּם וְאֵ֣ין מִסְפָּ֑ר שִׁנָּיו֙ שִׁנֵּ֣י אַרְיֵ֔ה וּֽמְתַלְּע֥וֹת לָבִ֖יא לֽוֹ׃<text:s/></text:span><text:span text:style-name="T21">‬</text:span>‬<text:span text:style-name="T22">7</text:span><text:span text:style-name="T23"> שָׂ֤ם גַּפְנִי֙ לְשַׁמָּ֔ה וּתְאֵנָתִ֖י לִקְצָפָ֑ה חָשֹׂ֤ף חֲשָׂפָהּ֙ וְהִשְׁלִ֔יךְ הִלְבִּ֖ינוּ שָׂרִיגֶֽיהָ׃<text:s/></text:span><text:span text:style-name="T24">‬</text:span>‬<text:span text:style-name="T25">8</text:span><text:span text:style-name="T26"> אֱלִ֕י כִּבְתוּלָ֥ה חֲגֻֽרַת־שַׂ֖ק עַל־בַּ֥עַל נְעוּרֶֽיהָ׃<text:s/></text:span><text:span text:style-name="T27">‬</text:span>‬<text:span text:style-name="T28">9</text:span><text:span text:style-name="T29"> הָכְרַ֥ת מִנְחָ֛ה וָנֶ֖סֶךְ מִבֵּ֣ית יְהוָ֑ה אָֽבְלוּ֙ הַכֹּ֣הֲנִ֔ים מְשָׁרְתֵ֖י יְהוָֽה׃<text:s/></text:span><text:span text:style-name="T30">‬</text:span>‬<text:span text:style-name="T31">10</text:span><text:span text:style-name="T32"> שֻׁדַּ֣ד שָׂדֶ֔ה אָבְלָ֖ה אֲדָמָ֑ה כִּ֚י שֻׁדַּ֣ד דָּגָ֔ן הוֹבִ֥ישׁ תִּיר֖וֹשׁ אֻמְלַ֥ל יִצְהָֽר׃<text:s/></text:span><text:span text:style-name="T33">‬</text:span>‬<text:span text:style-name="T34">11</text:span><text:span text:style-name="T35"> הֹבִ֣ישׁוּ אִכָּרִ֗ים הֵילִ֙ילוּ֙ כֹּֽרְמִ֔ים עַל־חִטָּ֖ה וְעַל־שְׂעֹרָ֑ה כִּ֥י אָבַ֖ד קְצִ֥יר שָׂדֶֽה׃<text:s/></text:span><text:span text:style-name="T36">‬</text:span>‬<text:span text:style-name="T37">12</text:span><text:span text:style-name="T38"> הַגֶּ֣פֶן הוֹבִ֔ישָׁה וְהַתְּאֵנָ֖ה אֻמְלָ֑לָה רִמּ֞וֹן גַּם־תָּמָ֣ר וְתַפּ֗וּחַ כָּל־עֲצֵ֤י הַשָּׂדֶה֙ יָבֵ֔שׁוּ כִּֽי־הֹבִ֥ישׁ שָׂשׂ֖וֹן מִן־בְּנֵ֥י אָדָֽם׃</text:span><text:span text:style-name="T39"><text:s/>ס<text:s/></text:span><text:span text:style-name="T40">‬</text:span>‬<text:span text:style-name="T41">13</text:span><text:span text:style-name="T42"> חִגְר֨וּ וְסִפְד֜וּ הַכֹּהֲנִ֗ים הֵילִ֙ילוּ֙ מְשָׁרְתֵ֣י מִזְבֵּ֔חַ בֹּ֚אוּ לִ֣ינוּ בַשַּׂקִּ֔ים מְשָׁרְתֵ֖י אֱלֹהָ֑י כִּ֥י נִמְנַ֛ע מִבֵּ֥ית אֱלֹהֵיכֶ֖ם מִנְחָ֥ה וָנָֽסֶךְ׃<text:s/></text:span><text:span text:style-name="T43">‬</text:span>‬<text:span text:style-name="T44">14</text:span><text:span text:style-name="T45"> קַדְּשׁוּ־צוֹם֙ קִרְא֣וּ עֲצָרָ֔ה אִסְפ֣וּ זְקֵנִ֗ים כֹּ֚ל יֹשְׁבֵ֣י הָאָ֔רֶץ בֵּ֖ית יְהוָ֣ה אֱלֹהֵיכֶ֑ם וְזַעֲק֖וּ אֶל־יְהוָֽה׃<text:s/></text:span><text:span text:style-name="T46">‬</text:span>‬<text:span text:style-name="T47">15</text:span><text:span text:style-name="T48"> אֲהָ֖הּ לַיּ֑וֹם כִּ֤י קָרוֹב֙ י֣וֹם יְהוָ֔ה וּכְשֹׁ֖ד מִשַׁדַּ֥י יָבֽוֹא׃<text:s/></text:span><text:span text:style-name="T49">‬</text:span>‬<text:span text:style-name="T50">16</text:span><text:span text:style-name="T51"> הֲל֛וֹא נֶ֥גֶד עֵינֵ֖ינוּ אֹ֣כֶל נִכְרָ֑ת מִבֵּ֥ית אֱלֹהֵ֖ינוּ שִׂמְחָ֥ה וָגִֽיל׃<text:s/></text:span><text:span text:style-name="T52">‬</text:span>‬<text:span text:style-name="T53">17</text:span><text:span text:style-name="T54"> עָבְשׁ֣וּ פְרֻד֗וֹת תַּ֚חַת מֶגְרְפֹ֣תֵיהֶ֔ם נָשַׁ֙מּוּ֙ אֹֽצָר֔וֹת נֶהֶרְס֖וּ מַמְּגֻר֑וֹת כִּ֥י הֹבִ֖ישׁ דָּגָֽן׃<text:s/></text:span><text:span text:style-name="T55">‬</text:span>‬<text:span text:style-name="T56">18</text:span><text:span text:style-name="T57"> מַה־נֶּאֶנְחָ֣ה בְהֵמָ֗ה נָבֹ֙כוּ֙ עֶדְרֵ֣י בָקָ֔ר כִּ֛י אֵ֥ין מִרְעֶ֖ה לָהֶ֑ם גַּם־עֶדְרֵ֥י הַצֹּ֖אן נֶאְשָֽׁמוּ׃<text:s/></text:span><text:span text:style-name="T58">‬</text:span>‬<text:span text:style-name="T59">19</text:span><text:span text:style-name="T60"> אֵלֶ֥יךָ יְהוָ֖ה אֶקְרָ֑א כִּ֣י אֵ֗שׁ אָֽכְלָה֙ נְא֣וֹת מִדְבָּ֔ר וְלֶ֣הָבָ֔ה לִהֲטָ֖ה כָּל־עֲצֵ֥י הַשָּׂדֶֽה׃<text:s/></text:span><text:span text:style-name="T61">‬</text:span>‬<text:span text:style-name="T62">20</text:span><text:span text:style-name="T63"> גַּם־בַּהֲמ֥וֹת שָׂדֶ֖ה תַּעֲר֣וֹג אֵלֶ֑יךָ כִּ֤י יָֽבְשׁוּ֙ אֲפִ֣יקֵי מָ֔יִם וְאֵ֕שׁ אָכְלָ֖ה נְא֥וֹת הַמִּדְבָּֽר׃<text:s/></text:span><text:span text:style-name="T64">פ<text:s/></text:span><text:span text:style-name="T65">‬</text:span>‬‬‬‬‬‬‬‬‬‬‬‬‬‬‬‬‬‬‬‬</text:p>
      <text:section text:name="Sect1" text:style-name="S1">
        <text:p text:style-name="P66">Joel 2</text:p>
        <text:p text:style-name="P67"><text:span text:style-name="T68">1</text:span><text:span text:style-name="T69"> תִּקְע֨וּ שׁוֹפָ֜ר בְּצִיּ֗וֹן וְהָרִ֙יעוּ֙ בְּהַ֣ר קָדְשִׁ֔י יִרְגְּז֕וּ כֹּ֖ל יֹשְׁבֵ֣י הָאָ֑רֶץ כִּֽי־בָ֥א יוֹם־יְהוָ֖ה כִּ֥י קָרֽוֹב׃<text:s/></text:span><text:span text:style-name="T70">2</text:span><text:span text:style-name="T71"> י֧וֹם חֹ֣שֶׁךְ וַאֲפֵלָ֗ה י֤וֹם עָנָן֙ וַעֲרָפֶ֔ל כְּשַׁ֖חַר פָּרֻ֣שׂ עַל־הֶֽהָרִ֑ים עַ֚ם רַ֣ב וְעָצ֔וּם כָּמֹ֗הוּ לֹ֤א נִֽהְיָה֙ מִן־הָ֣עוֹלָ֔ם וְאַֽחֲרָיו֙ לֹ֣א יוֹסֵ֔ף עַד־שְׁנֵ֖י דּ֥וֹר וָדֽוֹר׃<text:s/></text:span><text:span text:style-name="T72">‬</text:span>‬<text:span text:style-name="T73">3</text:span><text:span text:style-name="T74"> לְפָנָיו֙ אָ֣כְלָה אֵ֔שׁ וְאַחֲרָ֖יו תְּלַהֵ֣ט לֶֽהָבָ֑ה כְּגַן־עֵ֨דֶן הָאָ֜רֶץ לְפָנָ֗יו וְאַֽחֲרָיו֙ מִדְבַּ֣ר שְׁמָמָ֔ה וְגַם־פְּלֵיטָ֖ה לֹא־הָ֥יְתָה לּֽוֹ׃<text:s/></text:span><text:span text:style-name="T75">‬</text:span>‬<text:span text:style-name="T76">4</text:span><text:span text:style-name="T77"> כְּמַרְאֵ֥ה סוּסִ֖ים מַרְאֵ֑הוּ וּכְפָרָשִׁ֖ים כֵּ֥ן יְרוּצֽוּן׃<text:s/></text:span><text:span text:style-name="T78">‬</text:span>‬<text:span text:style-name="T79">5</text:span><text:span text:style-name="T80"> כְּק֣וֹל מַרְכָּב֗וֹת עַל־רָאשֵׁ֤י הֶֽהָרִים֙ יְרַקֵּד֔וּן כְּקוֹל֙ לַ֣הַב אֵ֔שׁ אֹכְלָ֖ה קָ֑שׁ כְּעַ֣ם עָצ֔וּם עֱר֖וּךְ מִלְחָמָֽה׃<text:s/></text:span><text:span text:style-name="T81">‬</text:span>‬<text:span text:style-name="T82">6</text:span><text:span text:style-name="T83"> מִפָּנָ֖יו יָחִ֣ילוּ עַמִּ֑ים כָּל־פָּנִ֖ים קִבְּצ֥וּ פָארֽוּר׃<text:s/></text:span><text:span text:style-name="T84">‬</text:span>‬<text:span text:style-name="T85">7</text:span><text:span text:style-name="T86"> כְּגִבּוֹרִ֣ים יְרֻצ֔וּן כְּאַנְשֵׁ֥י מִלְחָמָ֖ה יַעֲל֣וּ חוֹמָ֑ה וְאִ֤ישׁ בִּדְרָכָיו֙ יֵֽלֵכ֔וּן<text:s/></text:span><text:soft-page-break/><text:span text:style-name="T87">וְלֹ֥א יְעַבְּט֖וּן אֹרְחוֹתָֽם׃<text:s/></text:span><text:span text:style-name="T88">‬</text:span>‬<text:span text:style-name="T89">8</text:span><text:span text:style-name="T90"> וְאִ֤ישׁ אָחִיו֙ לֹ֣א יִדְחָק֔וּן גֶּ֥בֶר בִּמְסִלָּת֖וֹ יֵֽלֵכ֑וּן וּבְעַ֥ד הַשֶּׁ֛לַח יִפֹּ֖לוּ לֹ֥א יִבְצָֽעוּ׃<text:s/></text:span><text:span text:style-name="T91">‬</text:span>‬<text:span text:style-name="T92">9</text:span><text:span text:style-name="T93"> בָּעִ֣יר יָשֹׁ֗קּוּ בַּֽחוֹמָה֙ יְרֻצ֔וּן בַּבָּתִּ֖ים יַעֲל֑וּ בְּעַ֧ד הַחַלּוֹנִ֛ים יָבֹ֖אוּ כַּגַּנָּֽב׃<text:s/></text:span><text:span text:style-name="T94">‬</text:span>‬<text:span text:style-name="T95">10</text:span><text:span text:style-name="T96"> לְפָנָיו֙ רָ֣גְזָה אֶ֔רֶץ רָעֲשׁ֖וּ שָׁמָ֑יִם שֶׁ֤מֶשׁ וְיָרֵ֙חַ֙ קָדָ֔רוּ וְכוֹכָבִ֖ים אָסְפ֥וּ נָגְהָֽם׃<text:s/></text:span><text:span text:style-name="T97">‬</text:span>‬<text:span text:style-name="T98">11</text:span><text:span text:style-name="T99"> וַֽיהוָ֗ה נָתַ֤ן קוֹלוֹ֙ לִפְנֵ֣י חֵיל֔וֹ כִּ֣י רַ֤ב מְאֹד֙ מַחֲנֵ֔הוּ כִּ֥י עָצ֖וּם עֹשֵׂ֣ה דְבָר֑וֹ כִּֽי־גָד֧וֹל יוֹם־יְהוָ֛ה וְנוֹרָ֥א מְאֹ֖ד וּמִ֥י יְכִילֶֽנּוּ׃<text:s/></text:span><text:span text:style-name="T100">‬</text:span>‬<text:span text:style-name="T101">12</text:span><text:span text:style-name="T102"> וְגַם־עַתָּה֙ נְאֻם־יְהוָ֔ה שֻׁ֥בוּ עָדַ֖י בְּכָל־לְבַבְכֶ֑ם וּבְצ֥וֹם וּבְבְכִ֖י וּבְמִסְפֵּֽד׃<text:s/></text:span><text:span text:style-name="T103">‬</text:span>‬<text:span text:style-name="T104">13</text:span><text:span text:style-name="T105"> וְקִרְע֤וּ לְבַבְכֶם֙ וְאַל־בִּגְדֵיכֶ֔ם וְשׁ֖וּבוּ אֶל־יְהוָ֣ה אֱלֹֽהֵיכֶ֑ם כִּֽי־חַנּ֤וּן וְרַחוּם֙ ה֔וּא אֶ֤רֶךְ אַפַּ֙יִם֙ וְרַב־חֶ֔סֶד וְנִחָ֖ם עַל־הָרָעָֽה׃<text:s/></text:span><text:span text:style-name="T106">‬</text:span>‬<text:span text:style-name="T107">14</text:span><text:span text:style-name="T108"> מִ֥י יוֹדֵ֖עַ יָשׁ֣וּב וְנִחָ֑ם וְהִשְׁאִ֤יר אַֽחֲרָיו֙ בְּרָכָ֔ה מִנְחָ֣ה וָנֶ֔סֶךְ לַיהוָ֖ה אֱלֹהֵיכֶֽם׃<text:s/></text:span><text:span text:style-name="T109">פ<text:s/></text:span><text:span text:style-name="T110">‬</text:span>‬‬‬‬‬‬‬‬‬‬‬‬‬‬</text:p>
        <text:p text:style-name="P111"><text:span text:style-name="T112">15</text:span><text:span text:style-name="T113"> תִּקְע֥וּ שׁוֹפָ֖ר בְּצִיּ֑וֹן קַדְּשׁוּ־צ֖וֹם קִרְא֥וּ עֲצָרָֽה׃<text:s/></text:span><text:span text:style-name="T114">‬</text:span>‬<text:span text:style-name="T115">16</text:span><text:span text:style-name="T116"> אִסְפוּ־עָ֞ם קַדְּשׁ֤וּ קָהָל֙ קִבְצ֣וּ זְקֵנִ֔ים אִסְפוּ֙ עֽוֹלָלִ֔ים וְיֹנְקֵ֖י שָׁדָ֑יִם יֵצֵ֤א חָתָן֙ מֵֽחֶדְר֔וֹ וְכַלָּ֖ה מֵחֻפָּתָֽהּ׃<text:s/></text:span><text:span text:style-name="T117">‬</text:span>‬<text:span text:style-name="T118">17</text:span><text:span text:style-name="T119"> בֵּ֤ין הָאוּלָם֙ וְלַמִּזְבֵּ֔חַ יִבְכּוּ֙ הַכֹּ֣הֲנִ֔ים מְשָׁרְתֵ֖י יְהוָ֑ה וְֽיֹאמְר֞וּ ח֧וּסָה יְהוָ֣ה עַל־עַמֶּ֗ךָ וְאַל־תִּתֵּ֨ן נַחֲלָתְךָ֤ לְחֶרְפָּה֙ לִמְשָׁל־בָּ֣ם גּוֹיִ֔ם לָ֚מָּה יֹאמְר֣וּ בָֽעַמִּ֔ים אַיֵּ֖ה אֱלֹהֵיהֶֽם׃<text:s/></text:span><text:span text:style-name="T120">‬</text:span>‬<text:span text:style-name="T121">18</text:span><text:span text:style-name="T122"> וַיְקַנֵּ֥א יְהוָ֖ה לְאַרְצ֑וֹ וַיַּחְמֹ֖ל עַל־עַמּֽוֹ׃<text:s/></text:span><text:span text:style-name="T123">‬</text:span>‬<text:span text:style-name="T124">19</text:span><text:span text:style-name="T125"> וַיַּ֨עַן יְהוָ֜ה וַיֹּ֣אמֶר לְעַמּ֗וֹ הִנְנִ֨י שֹׁלֵ֤חַ לָכֶם֙ אֶת־הַדָּגָן֙ וְהַתִּיר֣וֹשׁ וְהַיִּצְהָ֔ר וּשְׂבַעְתֶּ֖ם אֹת֑וֹ וְלֹא־אֶתֵּ֨ן אֶתְכֶ֥ם ע֛וֹד חֶרְפָּ֖ה בַּגּוֹיִֽם׃<text:s/></text:span><text:span text:style-name="T126">‬</text:span>‬<text:span text:style-name="T127">20</text:span><text:span text:style-name="T128"> וְֽאֶת־הַצְּפוֹנִ֞י אַרְחִ֣יק מֵעֲלֵיכֶ֗ם וְהִדַּחְתִּיו֮ אֶל־אֶ֣רֶץ צִיָּ֣ה וּשְׁמָמָה֒ אֶת־פָּנָ֗יו אֶל־הַיָּם֙ הַקַּדְמֹנִ֔י וְסֹפ֖וֹ אֶל־הַיָּ֣ם הָאַֽחֲר֑וֹן וְעָלָ֣ה בָאְשׁ֗וֹ וְתַ֙עַל֙ צַחֲנָת֔וֹ כִּ֥י הִגְדִּ֖יל לַעֲשֽׂוֹת׃<text:s/></text:span><text:span text:style-name="T129">‬</text:span>‬<text:span text:style-name="T130">21</text:span><text:span text:style-name="T131"> אַל־תִּֽירְאִ֖י אֲדָמָ֑ה גִּ֣ילִי וּשְׂמָ֔חִי כִּֽי־הִגְדִּ֥יל יְהוָ֖ה לַעֲשֽׂוֹת׃<text:s/></text:span><text:span text:style-name="T132">‬</text:span>‬<text:span text:style-name="T133">22</text:span><text:span text:style-name="T134"> אַל־תִּֽירְאוּ֙ בַּהֲמ֣וֹת שָׂדַ֔י כִּ֥י דָשְׁא֖וּ נְא֣וֹת מִדְבָּ֑ר כִּֽי־עֵץ֙ נָשָׂ֣א פִרְי֔וֹ תְּאֵנָ֥ה וָגֶ֖פֶן נָתְנ֥וּ חֵילָֽם׃<text:s/></text:span><text:span text:style-name="T135">‬</text:span>‬<text:span text:style-name="T136">23</text:span><text:span text:style-name="T137"> וּבְנֵ֣י צִיּ֗וֹן גִּ֤ילוּ וְשִׂמְחוּ֙ בַּיהוָ֣ה אֱלֹֽהֵיכֶ֔ם כִּֽי־נָתַ֥ן לָכֶ֛ם אֶת־הַמּוֹרֶ֖ה לִצְדָקָ֑ה וַיּ֣וֹרֶד לָכֶ֗ם גֶּ֛שֶׁם מוֹרֶ֥ה וּמַלְק֖וֹשׁ בָּרִאשֽׁוֹן׃<text:s/></text:span><text:span text:style-name="T138">‬</text:span>‬<text:span text:style-name="T139">24</text:span><text:span text:style-name="T140"> וּמָלְא֥וּ הַגֳּרָנ֖וֹת בָּ֑ר וְהֵשִׁ֥יקוּ הַיְקָבִ֖ים תִּיר֥וֹשׁ וְיִצְהָֽר׃<text:s/></text:span><text:span text:style-name="T141">‬</text:span>‬<text:span text:style-name="T142">25</text:span><text:span text:style-name="T143"> וְשִׁלַּמְתִּ֤י לָכֶם֙ אֶת־הַשָּׁנִ֔ים אֲשֶׁר֙ אָכַ֣ל הָֽאַרְבֶּ֔ה הַיֶּ֖לֶק וְהֶחָסִ֣יל וְהַגָּזָ֑ם חֵילִי֙ הַגָּד֔וֹל אֲשֶׁ֥ר שִׁלַּ֖חְתִּי בָּכֶֽם׃<text:s/></text:span><text:span text:style-name="T144">‬</text:span>‬<text:span text:style-name="T145">26</text:span><text:span text:style-name="T146"> וַאֲכַלְתֶּ֤ם אָכוֹל֙ וְשָׂב֔וֹעַ וְהִלַּלְתֶּ֗ם אֶת־שֵׁ֤ם יְהוָה֙ אֱלֹ֣הֵיכֶ֔ם אֲשֶׁר־עָשָׂ֥ה עִמָּכֶ֖ם לְהַפְלִ֑יא וְלֹא־יֵבֹ֥שׁוּ עַמִּ֖י לְעוֹלָֽם׃<text:s/></text:span><text:span text:style-name="T147">‬</text:span>‬<text:span text:style-name="T148">27</text:span><text:span text:style-name="T149"> וִידַעְתֶּ֗ם כִּ֣י בְקֶ֤רֶב יִשְׂרָאֵל֙ אָ֔נִי וַאֲנִ֛י יְהוָ֥ה אֱלֹהֵיכֶ֖ם וְאֵ֣ין ע֑וֹד וְלֹא־יֵבֹ֥שׁוּ עַמִּ֖י לְעוֹלָֽם׃</text:span><text:span text:style-name="T150"><text:s/>ס<text:s/></text:span><text:span text:style-name="T151">‬</text:span>‬‬‬‬‬‬‬‬‬‬‬‬‬‬</text:p>
      </text:section>
      <text:section text:name="Sect2" text:style-name="S2">
        <text:p text:style-name="P152">Joel 3</text:p>
        <text:p text:style-name="P153"><text:span text:style-name="T154">1</text:span><text:span text:style-name="T155"> וְהָיָ֣ה אַֽחֲרֵי־כֵ֗ן אֶשְׁפּ֤וֹךְ אֶת־רוּחִי֙ עַל־כָּל־בָּשָׂ֔ר וְנִבְּא֖וּ בְּנֵיכֶ֣ם וּבְנֽוֹתֵיכֶ֑ם זִקְנֵיכֶם֙ חֲלֹמ֣וֹת יַחֲלֹמ֔וּן בַּח֣וּרֵיכֶ֔ם חֶזְיֹנ֖וֹת יִרְאֽוּ׃<text:s/></text:span><text:span text:style-name="T156">2</text:span><text:span text:style-name="T157"> וְגַ֥ם עַל־הָֽעֲבָדִ֖ים וְעַל־הַשְּׁפָח֑וֹת בַּיָּמִ֣ים הָהֵ֔מָּה אֶשְׁפּ֖וֹךְ אֶת־רוּחִֽי׃<text:s/></text:span><text:span text:style-name="T158">‬</text:span>‬<text:span text:style-name="T159">3</text:span><text:span text:style-name="T160"> וְנָֽתַתִּי֙ מֽוֹפְתִ֔ים בַּשָּׁמַ֖יִם וּבָאָ֑רֶץ דָּ֣ם וָאֵ֔שׁ וְתִֽימֲר֖וֹת<text:s/></text:span><text:soft-page-break/><text:span text:style-name="T161">עָשָֽׁן׃<text:s/></text:span><text:span text:style-name="T162">‬</text:span>‬<text:span text:style-name="T163">4</text:span><text:span text:style-name="T164"> הַשֶּׁ֙מֶשׁ֙ יֵהָפֵ֣ךְ לְחֹ֔שֶׁךְ וְהַיָּרֵ֖חַ לְדָ֑ם לִפְנֵ֗י בּ֚וֹא י֣וֹם יְהוָ֔ה הַגָּד֖וֹל וְהַנּוֹרָֽא׃<text:s/></text:span><text:span text:style-name="T165">‬</text:span>‬<text:span text:style-name="T166">5</text:span><text:span text:style-name="T167"> וְהָיָ֗ה כֹּ֧ל אֲשֶׁר־יִקְרָ֛א בְּשֵׁ֥ם יְהוָ֖ה יִמָּלֵ֑ט כִּ֠י בְּהַר־צִיּ֨וֹן וּבִירוּשָׁלִַ֜ם תִּֽהְיֶ֣ה פְלֵיטָ֗ה כַּֽאֲשֶׁר֙ אָמַ֣ר יְהוָ֔ה וּבַ֨שְּׂרִידִ֔ים אֲשֶׁ֥ר יְהוָ֖ה קֹרֵֽא׃<text:s/></text:span><text:span text:style-name="T168">‬</text:span>‬‬‬‬‬</text:p>
      </text:section>
      <text:section text:name="Sect3" text:style-name="S3">
        <text:p text:style-name="P169">Joel 4</text:p>
        <text:p text:style-name="P170"><text:span text:style-name="T171">1</text:span><text:span text:style-name="T172"> כִּ֗י הִנֵּ֛ה בַּיָּמִ֥ים הָהֵ֖מָּה וּבָעֵ֣ת הַהִ֑יא אֲשֶׁ֥ר *אשוב **אָשִׁ֛יב אֶת־שְׁב֥וּת יְהוּדָ֖ה וִירוּשָׁלָֽ͏ִם׃<text:s/></text:span><text:span text:style-name="T173">2</text:span><text:span text:style-name="T174"> וְקִבַּצְתִּי֙ אֶת־כָּל־הַגּוֹיִ֔ם וְה֣וֹרַדְתִּ֔ים אֶל־עֵ֖מֶק יְהֽוֹשָׁפָ֑ט וְנִשְׁפַּטְתִּ֨י עִמָּ֜ם שָׁ֗ם עַל־עַמִּ֨י וְנַחֲלָתִ֤י יִשְׂרָאֵל֙ אֲשֶׁ֣ר פִּזְּר֣וּ בַגּוֹיִ֔ם וְאֶת־אַרְצִ֖י חִלֵּֽקוּ׃<text:s/></text:span><text:span text:style-name="T175">‬</text:span>‬<text:span text:style-name="T176">3</text:span><text:span text:style-name="T177"> וְאֶל־עַמִּ֖י יַדּ֣וּ גוֹרָ֑ל וַיִּתְּנ֤וּ הַיֶּ֙לֶד֙ בַּזּוֹנָ֔ה וְהַיַּלְדָּ֛ה מָכְר֥וּ בַיַּ֖יִן וַיִּשְׁתּֽוּ׃<text:s/></text:span><text:span text:style-name="T178">‬</text:span>‬<text:span text:style-name="T179">4</text:span><text:span text:style-name="T180"> וְ֠גַם מָה־אַתֶּ֥ם לִי֙ צֹ֣ר וְצִיד֔וֹן וְכֹ֖ל גְּלִיל֣וֹת פְּלָ֑שֶׁת הַגְּמ֗וּל אַתֶּם֙ מְשַׁלְּמִ֣ים עָלָ֔י וְאִם־גֹּמְלִ֤ים אַתֶּם֙ עָלַ֔י קַ֣ל מְהֵרָ֔ה אָשִׁ֥יב גְּמֻלְכֶ֖ם בְּרֹאשְׁכֶֽם׃<text:s/></text:span><text:span text:style-name="T181">‬</text:span>‬<text:span text:style-name="T182">5</text:span><text:span text:style-name="T183"> אֲשֶׁר־כַּסְפִּ֥י וּזְהָבִ֖י לְקַחְתֶּ֑ם וּמַֽחֲמַדַּי֙ הַטֹּבִ֔ים הֲבֵאתֶ֖ם לְהֵיכְלֵיכֶֽם׃<text:s/></text:span><text:span text:style-name="T184">‬</text:span>‬<text:span text:style-name="T185">6</text:span><text:span text:style-name="T186"> וּבְנֵ֤י יְהוּדָה֙ וּבְנֵ֣י יְרוּשָׁלִַ֔ם מְכַרְתֶּ֖ם לִבְנֵ֣י הַיְּוָנִ֑ים לְמַ֥עַן הַרְחִיקָ֖ם מֵעַ֥ל גְּבוּלָֽם׃<text:s/></text:span><text:span text:style-name="T187">‬</text:span>‬<text:span text:style-name="T188">7</text:span><text:span text:style-name="T189"> הִנְנִ֣י מְעִירָ֔ם מִן־הַ֨מָּק֔וֹם אֲשֶׁר־מְכַרְתֶּ֥ם אֹתָ֖ם שָׁ֑מָּה וַהֲשִׁבֹתִ֥י גְמֻלְכֶ֖ם בְּרֹאשְׁכֶֽם׃<text:s/></text:span><text:span text:style-name="T190">‬</text:span>‬<text:span text:style-name="T191">8</text:span><text:span text:style-name="T192"> וּמָכַרְתִּ֞י אֶת־בְּנֵיכֶ֣ם וְאֶת־בְּנֽוֹתֵיכֶ֗ם בְּיַד֙ בְּנֵ֣י יְהוּדָ֔ה וּמְכָר֥וּם לִשְׁבָאיִ֖ם אֶל־גּ֣וֹי רָח֑וֹק כִּ֥י יְהוָ֖ה דִּבֵּֽר׃</text:span><text:span text:style-name="T193"><text:s/>ס<text:s/></text:span><text:span text:style-name="T194">‬</text:span>‬<text:span text:style-name="T195">9</text:span><text:span text:style-name="T196"> קִרְאוּ־זֹאת֙ בַּגּוֹיִ֔ם קַדְּשׁ֖וּ מִלְחָמָ֑ה הָעִ֙ירוּ֙ הַגִּבּוֹרִ֔ים יִגְּשׁ֣וּ יַֽעֲל֔וּ כֹּ֖ל אַנְשֵׁ֥י הַמִּלְחָמָֽה׃<text:s/></text:span><text:span text:style-name="T197">‬</text:span>‬<text:span text:style-name="T198">10</text:span><text:span text:style-name="T199"> כֹּ֤תּוּ אִתֵּיכֶם֙ לַֽחֲרָב֔וֹת וּמַזְמְרֹֽתֵיכֶ֖ם לִרְמָחִ֑ים הַֽחַלָּ֔שׁ יֹאמַ֖ר גִּבּ֥וֹר אָֽנִי׃<text:s/></text:span><text:span text:style-name="T200">‬</text:span>‬<text:span text:style-name="T201">11</text:span><text:span text:style-name="T202"> ע֣וּשׁוּ וָבֹ֧אוּ כָֽל־הַגּוֹיִ֛ם מִסָּבִ֖יב וְנִקְבָּ֑צוּ שָׁ֕מָּה הַֽנְחַ֥ת יְהוָ֖ה גִּבּוֹרֶֽיךָ׃<text:s/></text:span><text:span text:style-name="T203">‬</text:span>‬<text:span text:style-name="T204">12</text:span><text:span text:style-name="T205"> יֵע֙וֹרוּ֙ וְיַעֲל֣וּ הַגּוֹיִ֔ם אֶל־עֵ֖מֶק יְהֽוֹשָׁפָ֑ט כִּ֣י שָׁ֗ם אֵשֵׁ֛ב לִשְׁפֹּ֥ט אֶת־כָּל־הַגּוֹיִ֖ם מִסָּבִֽיב׃<text:s/></text:span><text:span text:style-name="T206">‬</text:span>‬<text:span text:style-name="T207">13</text:span><text:span text:style-name="T208"> שִׁלְח֣וּ מַגָּ֔ל כִּ֥י בָשַׁ֖ל קָצִ֑יר בֹּ֤אֽוּ רְדוּ֙ כִּֽי־מָ֣לְאָה גַּ֔ת הֵשִׁ֙יקוּ֙ הַיְקָבִ֔ים כִּ֥י רַבָּ֖ה רָעָתָֽם׃<text:s/></text:span><text:span text:style-name="T209">‬</text:span>‬<text:span text:style-name="T210">14</text:span><text:span text:style-name="T211"> הֲמוֹנִ֣ים הֲמוֹנִ֔ים בְּעֵ֖מֶק הֶֽחָר֑וּץ כִּ֤י קָרוֹב֙ י֣וֹם יְהוָ֔ה בְּעֵ֖מֶק הֶחָרֽוּץ׃<text:s/></text:span><text:span text:style-name="T212">‬</text:span>‬<text:span text:style-name="T213">15</text:span><text:span text:style-name="T214"> שֶׁ֥מֶשׁ וְיָרֵ֖חַ קָדָ֑רוּ וְכוֹכָבִ֖ים אָסְפ֥וּ נָגְהָֽם׃<text:s/></text:span><text:span text:style-name="T215">‬</text:span>‬<text:span text:style-name="T216">16</text:span><text:span text:style-name="T217"> וַיהוָ֞ה מִצִּיּ֣וֹן יִשְׁאָ֗ג וּמִירוּשָׁלִַ֙ם֙ יִתֵּ֣ן קוֹל֔וֹ וְרָעֲשׁ֖וּ שָׁמַ֣יִם וָאָ֑רֶץ וַֽיהוָה֙ מַֽחֲסֶ֣ה לְעַמּ֔וֹ וּמָע֖וֹז לִבְנֵ֥י יִשְׂרָאֵֽל׃<text:s/></text:span><text:span text:style-name="T218">‬</text:span>‬<text:span text:style-name="T219">17</text:span><text:span text:style-name="T220"> וִֽידַעְתֶּ֗ם כִּ֣י אֲנִ֤י יְהוָה֙ אֱלֹ֣הֵיכֶ֔ם שֹׁכֵ֖ן בְּצִיּ֣וֹן הַר־קָדְשִׁ֑י וְהָיְתָ֤ה יְרוּשָׁלִַ֙ם֙ קֹ֔דֶשׁ וְזָרִ֥ים לֹא־יַֽעַבְרוּ־בָ֖הּ עֽוֹד׃</text:span><text:span text:style-name="T221"><text:s/>ס<text:s/></text:span><text:span text:style-name="T222">‬</text:span>‬<text:span text:style-name="T223">18</text:span><text:span text:style-name="T224"> וְהָיָה֩ בַיּ֨וֹם הַה֜וּא יִטְּפ֧וּ הֶהָרִ֣ים עָסִ֗יס וְהַגְּבָעוֹת֙ תֵּלַ֣כְנָה חָלָ֔ב וְכָל־אֲפִיקֵ֥י יְהוּדָ֖ה יֵ֣לְכוּ מָ֑יִם וּמַעְיָ֗ן מִבֵּ֤ית יְהוָה֙ יֵצֵ֔א וְהִשְׁקָ֖ה אֶת־נַ֥חַל הַשִּׁטִּֽים׃<text:s/></text:span><text:span text:style-name="T225">‬</text:span>‬<text:span text:style-name="T226">19</text:span><text:span text:style-name="T227"> מִצְרַ֙יִם֙ לִשְׁמָמָ֣ה תִֽהְיֶ֔ה וֶאֱד֕וֹם לְמִדְבַּ֥ר שְׁמָמָ֖ה תִּֽהְיֶ֑ה מֵֽחֲמַס֙ בְּנֵ֣י יְהוּדָ֔ה אֲשֶׁר־שָׁפְכ֥וּ דָם־נָקִ֖יא בְּאַרְצָֽם׃<text:s/></text:span><text:span text:style-name="T228">‬</text:span>‬<text:span text:style-name="T229">20</text:span><text:span text:style-name="T230"> וִיהוּדָ֖ה לְעוֹלָ֣ם תֵּשֵׁ֑ב וִירוּשָׁלַ֖͏ִם לְד֥וֹר וָדֽוֹר׃<text:s/></text:span><text:span text:style-name="T231">‬</text:span>‬<text:span text:style-name="T232">21</text:span><text:span text:style-name="T233"> וְנִקֵּ֖יתִי דָּמָ֣ם לֹֽא־נִקֵּ֑יתִי וַֽיהוָ֖ה שֹׁכֵ֥ן בְּצִיּֽוֹן׃<text:s/></text:span><text:span text:style-name="T234">‬</text:span>‬‬‬‬‬‬‬‬‬‬‬‬‬‬‬‬‬‬‬‬‬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style:font-name-complex="Arial"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Book of Joel</dc:title>
    <dc:description/>
    <dc:subject/>
    <dc:creator>Adrian Hills</dc:creator>
    <meta:creation-date>2025-03-24T12:38:00Z</meta:creation-date>
    <dc:date>2025-03-24T12:38:00Z</dc:date>
    <meta:template xlink:href="Normal.dotm" xlink:type="simple"/>
    <meta:editing-cycles>2</meta:editing-cycles>
    <meta:editing-duration>PT0S</meta:editing-duration>
    <meta:document-statistic meta:page-count="3" meta:paragraph-count="18" meta:word-count="1404" meta:character-count="9390" meta:row-count="66" meta:non-whitespace-character-count="8004"/>
  </office:meta>
</office:document-meta>
</file>